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3.7cm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5.3cm"/>
    </style:style>
    <style:style style:name="gr7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8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co1" style:family="table-column">
      <style:table-column-properties style:column-width="0.896cm" style:use-optimal-column-width="false"/>
    </style:style>
    <style:style style:name="co2" style:family="table-column">
      <style:table-column-properties style:column-width="0.903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0.639cm" style:use-optimal-column-width="false"/>
    </style:style>
    <style:style style:name="co5" style:family="table-column">
      <style:table-column-properties style:column-width="0.669cm" style:use-optimal-column-width="false"/>
    </style:style>
    <style:style style:name="ro1" style:family="table-row">
      <style:table-row-properties style:row-height="0.983cm" style:use-optimal-row-height="false"/>
    </style:style>
    <style:style style:name="ro2" style:family="table-row">
      <style:table-row-properties style:row-height="0.985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866cm" style:use-optimal-row-height="false"/>
    </style:style>
    <style:style style:name="ce1" style:family="table-cell">
      <loext:graphic-properties draw:fill="none"/>
      <style:paragraph-properties fo:border="0.03pt solid #000000"/>
    </style:style>
    <style:style style:name="ce2" style:family="table-cell">
      <loext:graphic-properties draw:fill="solid" draw:fill-color="#81d41a"/>
      <style:paragraph-properties fo:border="0.03pt solid #000000"/>
    </style:style>
    <style:style style:name="ce3" style:family="table-cell">
      <loext:graphic-properties draw:fill="solid" draw:fill-color="#ff8000"/>
      <style:paragraph-properties fo:border="0.03pt solid #000000"/>
    </style:style>
    <style:style style:name="ce4" style:family="table-cell">
      <loext:graphic-properties draw:fill="solid" draw:fill-color="#b3b3b3"/>
      <style:paragraph-properties fo:border="0.03pt solid #000000"/>
    </style:style>
    <style:style style:name="ce5" style:family="table-cell">
      <loext:graphic-properties draw:fill="solid" draw:fill-color="#ffbf00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389cm" svg:height="5.899cm" svg:x="3.833cm" svg:y="2.3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4.8cm" svg:height="1.4cm" svg:x="12.4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1.599cm" svg:height="0.971cm" svg:x="18.607cm" svg:y="4.67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033cm" svg:height="0.971cm" svg:x="8.332cm" svg:y="9.6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5.1cm" svg:height="1.1cm" svg:x="2cm" svg:y="10.6cm">
          <draw:text-box>
            <text:p>Processore 0</text:p>
          </draw:text-box>
        </draw:frame>
        <draw:frame draw:style-name="gr3" draw:text-style-name="P2" draw:layer="layout" svg:width="4.236cm" svg:height="0.962cm" svg:x="33.5cm" svg:y="10.738cm">
          <draw:text-box>
            <text:p>Processore 1</text:p>
          </draw:text-box>
        </draw:frame>
        <draw:frame draw:style-name="standard" draw:layer="layout" svg:width="17.999cm" svg:height="0.971cm" svg:x="1.157cm" svg:y="13.02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1"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7.999cm" svg:height="0.971cm" svg:x="22.467cm" svg:y="13.1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2" draw:text-style-name="P2" draw:layer="layout" svg:width="5.1cm" svg:height="1.1cm" svg:x="7.9cm" svg:y="16cm">
          <draw:text-box>
            <text:p>Processore 0</text:p>
          </draw:text-box>
        </draw:frame>
        <draw:frame draw:style-name="gr3" draw:text-style-name="P2" draw:layer="layout" svg:width="4.236cm" svg:height="0.962cm" svg:x="29.664cm" svg:y="16cm">
          <draw:text-box>
            <text:p>Processore 1</text:p>
          </draw:text-box>
        </draw:frame>
        <draw:frame draw:style-name="standard" draw:layer="layout" svg:width="17.999cm" svg:height="0.971cm" svg:x="22.611cm" svg:y="17.0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999cm" svg:height="0.971cm" svg:x="1.158cm" svg:y="17.1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4" draw:text-style-name="P3" draw:layer="layout" svg:width="9.836cm" svg:height="5.989cm" draw:transform="rotate (-0.553269372882203) translate (16.347773199319cm 13.6033208500156cm)" svg:viewBox="0 0 9837 5990" svg:d="M0 5990c7992 1 9699-5990 9699-5990l138 33">
          <text:p/>
        </draw:path>
        <draw:path draw:style-name="gr4" draw:text-style-name="P3" draw:layer="layout" svg:width="9.836cm" svg:height="5.989cm" draw:transform="rotate (2.56074707852608) translate (25.5054903473286cm 21.8075095470148cm)" svg:viewBox="0 0 9837 5990" svg:d="M0 5990c7992 1 9699-5990 9699-5990l138 33">
          <text:p/>
        </draw:path>
        <draw:frame draw:style-name="gr5" draw:text-style-name="P2" draw:layer="layout" svg:width="7.9cm" svg:height="1.673cm" svg:x="15.3cm" svg:y="12.2cm">
          <draw:text-box>
            <text:p>Colonna ghost</text:p>
          </draw:text-box>
        </draw:frame>
        <draw:frame draw:style-name="gr5" draw:text-style-name="P2" draw:layer="layout" svg:width="7.9cm" svg:height="1.673cm" svg:x="21.9cm" svg:y="12.227cm">
          <draw:text-box>
            <text:p>Colonna ghost</text:p>
          </draw:text-box>
        </draw:frame>
        <draw:frame draw:style-name="gr5" draw:text-style-name="P2" draw:layer="layout" svg:width="7.9cm" svg:height="1.673cm" svg:x="0.7cm" svg:y="12.2cm">
          <draw:text-box>
            <text:p>Colonna ghost</text:p>
          </draw:text-box>
        </draw:frame>
        <draw:frame draw:style-name="gr5" draw:text-style-name="P2" draw:layer="layout" svg:width="7.9cm" svg:height="1.673cm" svg:x="36.5cm" svg:y="12.3cm">
          <draw:text-box>
            <text:p>Colonna ghost</text:p>
          </draw:text-box>
        </draw:frame>
        <draw:custom-shape draw:style-name="gr6" draw:text-style-name="P1" xml:id="id2" draw:id="id2" draw:layer="layout" svg:width="5.8cm" svg:height="2.3cm" svg:x="2.6cm" svg:y="21.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2cm" svg:height="1.7cm" svg:x="3.1cm" svg:y="22.5cm">
          <draw:text-box>
            <text:p>Processore 0</text:p>
          </draw:text-box>
        </draw:frame>
        <draw:custom-shape draw:style-name="gr6" draw:text-style-name="P1" xml:id="id1" draw:id="id1" draw:layer="layout" svg:width="5.8cm" svg:height="2.3cm" svg:x="13.5cm" svg:y="21.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2cm" svg:height="1.7cm" svg:x="14cm" svg:y="22.6cm">
          <draw:text-box>
            <text:p>Processore 1</text:p>
          </draw:text-box>
        </draw:frame>
        <draw:custom-shape draw:style-name="gr6" draw:text-style-name="P1" xml:id="id3" draw:id="id3" draw:layer="layout" svg:width="5.8cm" svg:height="2.3cm" svg:x="23.3cm" svg:y="2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2cm" svg:height="1.7cm" svg:x="23.8cm" svg:y="22.7cm">
          <draw:text-box>
            <text:p>Processore 2</text:p>
          </draw:text-box>
        </draw:frame>
        <draw:custom-shape draw:style-name="gr6" draw:text-style-name="P1" xml:id="id4" draw:id="id4" draw:layer="layout" svg:width="5.8cm" svg:height="2.3cm" svg:x="33.2cm" svg:y="22.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2cm" svg:height="1.7cm" svg:x="33.7cm" svg:y="22.8cm">
          <draw:text-box>
            <text:p>Processore 3</text:p>
          </draw:text-box>
        </draw:frame>
        <draw:connector draw:style-name="gr8" draw:text-style-name="P3" draw:layer="layout" draw:type="line" svg:x1="13.5cm" svg:y1="23.05cm" svg:x2="8.4cm" svg:y2="22.95cm" draw:start-shape="id1" draw:start-glue-point="3" draw:end-shape="id2" svg:d="M13500 23050l-5100-100" svg:viewBox="0 0 5101 101">
          <text:p/>
        </draw:connector>
        <draw:connector draw:style-name="gr8" draw:text-style-name="P3" draw:layer="layout" draw:type="line" svg:x1="19.3cm" svg:y1="23.05cm" svg:x2="23.3cm" svg:y2="23.15cm" draw:start-shape="id1" draw:end-shape="id3" svg:d="M19300 23050l4000 100" svg:viewBox="0 0 4001 101">
          <text:p/>
        </draw:connector>
        <draw:connector draw:style-name="gr8" draw:text-style-name="P3" draw:layer="layout" draw:type="line" svg:x1="29.1cm" svg:y1="23.15cm" svg:x2="33.2cm" svg:y2="23.25cm" draw:start-shape="id3" draw:end-shape="id4" draw:end-glue-point="3" svg:d="M29100 23150l4100 100" svg:viewBox="0 0 4101 101">
          <text:p/>
        </draw:connector>
        <draw:frame draw:style-name="gr9" draw:text-style-name="P2" draw:layer="layout" svg:width="12.3cm" svg:height="0.962cm" svg:x="15.7cm" svg:y="20.838cm">
          <draw:text-box>
            <text:p>Topologia virtuale 1D senza toroidalità</text:p>
          </draw:text-box>
        </draw:frame>
        <draw:line draw:style-name="gr10" draw:text-style-name="P3" draw:layer="layout" svg:x1="11.1cm" svg:y1="10.9cm" svg:x2="6.8cm" svg:y2="12.7cm">
          <text:p/>
        </draw:line>
        <draw:line draw:style-name="gr10" draw:text-style-name="P3" draw:layer="layout" svg:x1="14.3cm" svg:y1="10.9cm" svg:x2="10.9cm" svg:y2="13cm">
          <text:p/>
        </draw:line>
        <draw:line draw:style-name="gr10" draw:text-style-name="P3" draw:layer="layout" svg:x1="16.7cm" svg:y1="11cm" svg:x2="13.9cm" svg:y2="13cm">
          <text:p/>
        </draw:line>
        <draw:line draw:style-name="gr10" draw:text-style-name="P3" draw:layer="layout" svg:x1="22.7cm" svg:y1="11cm" svg:x2="28cm" svg:y2="12.9cm">
          <text:p/>
        </draw:line>
        <draw:line draw:style-name="gr10" draw:text-style-name="P3" draw:layer="layout" svg:x1="27.3cm" svg:y1="11.1cm" svg:x2="32.4cm" svg:y2="13.1cm">
          <text:p/>
        </draw:line>
        <draw:line draw:style-name="gr10" draw:text-style-name="P3" draw:layer="layout" svg:x1="30.4cm" svg:y1="10.9cm" svg:x2="35.4cm" svg:y2="12.9cm">
          <text:p/>
        </draw:line>
        <draw:frame draw:style-name="gr2" draw:text-style-name="P2" draw:layer="layout" svg:width="5.1cm" svg:height="1.1cm" svg:x="7.99cm" svg:y="25cm">
          <draw:text-box>
            <text:p>Processore 0</text:p>
          </draw:text-box>
        </draw:frame>
        <draw:frame draw:style-name="gr3" draw:text-style-name="P2" draw:layer="layout" svg:width="4.236cm" svg:height="0.962cm" svg:x="29.754cm" svg:y="25cm">
          <draw:text-box>
            <text:p>Processore 1</text:p>
          </draw:text-box>
        </draw:frame>
        <draw:frame draw:style-name="standard" draw:layer="layout" svg:width="17.999cm" svg:height="0.971cm" svg:x="22.701cm" svg:y="26.0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7.999cm" svg:height="0.971cm" svg:x="1.248cm" svg:y="26.1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3">
                <text:p>2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  <table:table-cell table:style-name="ce4">
                <text:p>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3.033cm" svg:height="0.971cm" svg:x="10.155cm" svg:y="30.29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0" draw:text-style-name="P3" draw:layer="layout" svg:x1="7.3cm" svg:y1="27.2cm" svg:x2="12.7cm" svg:y2="30.5cm">
          <text:p/>
        </draw:line>
        <draw:line draw:style-name="gr10" draw:text-style-name="P3" draw:layer="layout" svg:x1="11.1cm" svg:y1="27.3cm" svg:x2="16.9cm" svg:y2="30.3cm">
          <text:p/>
        </draw:line>
        <draw:line draw:style-name="gr10" draw:text-style-name="P3" draw:layer="layout" svg:x1="14.7cm" svg:y1="27.5cm" svg:x2="19.9cm" svg:y2="30cm">
          <text:p/>
        </draw:line>
        <draw:line draw:style-name="gr10" draw:text-style-name="P3" draw:layer="layout" svg:x1="28.5cm" svg:y1="27.5cm" svg:x2="23.5cm" svg:y2="30cm">
          <text:p/>
        </draw:line>
        <draw:line draw:style-name="gr10" draw:text-style-name="P3" draw:layer="layout" svg:x1="31.3cm" svg:y1="27.5cm" svg:x2="27.8cm" svg:y2="30.3cm">
          <text:p/>
        </draw:line>
        <draw:line draw:style-name="gr10" draw:text-style-name="P3" draw:layer="layout" svg:x1="36.4cm" svg:y1="27.7cm" svg:x2="31.6cm" svg:y2="30cm">
          <text:p/>
        </draw:line>
        <draw:frame draw:style-name="gr11" draw:text-style-name="P2" draw:layer="layout" svg:width="13.4cm" svg:height="1.2cm" svg:x="20.4cm" svg:y="31.9cm">
          <draw:text-box>
            <text:p>Vettore</text:p>
          </draw:text-box>
        </draw:frame>
        <draw:frame draw:style-name="gr11" draw:text-style-name="P2" draw:layer="layout" svg:width="13.4cm" svg:height="1.2cm" svg:x="18.1cm" svg:y="8.7cm">
          <draw:text-box>
            <text:p>Vettore</text:p>
          </draw:text-box>
        </draw:frame>
        <draw:frame draw:style-name="gr2" draw:text-style-name="P2" draw:layer="layout" svg:width="5.1cm" svg:height="1.1cm" svg:x="3.3cm" svg:y="32.4cm">
          <draw:text-box>
            <text:p>Processore 0</text:p>
          </draw:text-box>
        </draw:frame>
        <draw:frame draw:style-name="gr3" draw:text-style-name="P2" draw:layer="layout" svg:width="4.236cm" svg:height="0.962cm" svg:x="35.564cm" svg:y="32.738cm">
          <draw:text-box>
            <text:p>Processore 1</text:p>
          </draw:text-box>
        </draw:frame>
        <draw:frame draw:style-name="standard" draw:layer="layout" svg:width="17.999cm" svg:height="0.971cm" svg:x="22.601cm" svg:y="35.73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2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 table:style-name="ce5">
                <text:p>3</text:p>
              </table:table-cell>
              <table:table-cell table:style-name="ce5">
                <text:p>3</text:p>
              </table:table-cell>
              <table:table-cell table:style-name="ce5">
                <text:p>3</text:p>
              </table:table-cell>
              <table:table-cell table:style-name="ce5">
                <text:p>3</text:p>
              </table:table-cell>
              <table:table-cell table:style-name="ce5">
                <text:p>3</text:p>
              </table:table-cell>
              <table:table-cell table:style-name="ce5">
                <text:p>3</text:p>
              </table:table-cell>
              <table:table-cell table:style-name="ce1">
                <text:p>4</text:p>
              </table:table-cell>
              <table:table-cell table:style-name="ce1">
                <text:p>4</text:p>
              </table:table-cell>
              <table:table-cell table:style-name="ce1">
                <text:p>4</text:p>
              </table:table-cell>
              <table:table-cell table:style-name="ce1">
                <text:p>4</text:p>
              </table:table-cell>
              <table:table-cell table:style-name="ce1">
                <text:p>4</text:p>
              </table:table-cell>
              <table:table-cell table:style-name="ce1">
                <text:p>4</text:p>
              </table:table-cell>
              <table:table-cell table:style-name="ce5">
                <text:p>5</text:p>
              </table:table-cell>
              <table:table-cell table:style-name="ce5">
                <text:p>5</text:p>
              </table:table-cell>
              <table:table-cell table:style-name="ce5">
                <text:p>5</text:p>
              </table:table-cell>
              <table:table-cell table:style-name="ce5">
                <text:p>5</text:p>
              </table:table-cell>
              <table:table-cell table:style-name="ce5">
                <text:p>5</text:p>
              </table:table-cell>
              <table:table-cell table:style-name="ce5"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7.999cm" svg:height="0.971cm" svg:x="1.148cm" svg:y="35.7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>0</text:p>
              </table:table-cell>
              <table:table-cell table:style-name="ce5">
                <text:p>0</text:p>
              </table:table-cell>
              <table:table-cell table:style-name="ce5">
                <text:p>0</text:p>
              </table:table-cell>
              <table:table-cell table:style-name="ce5">
                <text:p>0</text:p>
              </table:table-cell>
              <table:table-cell table:style-name="ce5">
                <text:p>0</text:p>
              </table:table-cell>
              <table:table-cell table:style-name="ce5">
                <text:p>0</text:p>
              </table:table-cell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 table:style-name="ce1">
                <text:p>1</text:p>
              </table:table-cell>
              <table:table-cell table:style-name="ce5">
                <text:p>2</text:p>
              </table:table-cell>
              <table:table-cell table:style-name="ce5">
                <text:p>2</text:p>
              </table:table-cell>
              <table:table-cell table:style-name="ce5">
                <text:p>2</text:p>
              </table:table-cell>
              <table:table-cell table:style-name="ce5">
                <text:p>2</text:p>
              </table:table-cell>
              <table:table-cell table:style-name="ce5">
                <text:p>2</text:p>
              </table:table-cell>
              <table:table-cell table:style-name="ce5"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" draw:text-style-name="P2" draw:layer="layout" svg:width="7.9cm" svg:height="1.673cm" svg:x="0.6cm" svg:y="36.7cm">
          <draw:text-box>
            <text:p>Colonna ghost</text:p>
          </draw:text-box>
        </draw:frame>
        <draw:frame draw:style-name="gr5" draw:text-style-name="P2" draw:layer="layout" svg:width="7.9cm" svg:height="1.673cm" svg:x="15cm" svg:y="36.8cm">
          <draw:text-box>
            <text:p>Colonna ghost</text:p>
          </draw:text-box>
        </draw:frame>
        <draw:frame draw:style-name="gr5" draw:text-style-name="P2" draw:layer="layout" svg:width="7.9cm" svg:height="1.673cm" svg:x="22cm" svg:y="36.7cm">
          <draw:text-box>
            <text:p>Colonna ghost</text:p>
          </draw:text-box>
        </draw:frame>
        <draw:frame draw:style-name="gr5" draw:text-style-name="P2" draw:layer="layout" svg:width="7.9cm" svg:height="1.673cm" svg:x="36.5cm" svg:y="36.8cm">
          <draw:text-box>
            <text:p>Colonna ghost</text:p>
          </draw:text-box>
        </draw:frame>
        <draw:frame draw:style-name="gr5" draw:text-style-name="P5" draw:layer="layout" svg:width="4.7cm" svg:height="1.673cm" svg:x="7.8cm" svg:y="36.927cm">
          <draw:text-box>
            <text:p text:style-name="P4">Colonna </text:p>
            <text:p text:style-name="P4">Libera</text:p>
          </draw:text-box>
        </draw:frame>
        <draw:frame draw:style-name="gr5" draw:text-style-name="P5" draw:layer="layout" svg:width="4.7cm" svg:height="1.673cm" svg:x="29.4cm" svg:y="36.9cm">
          <draw:text-box>
            <text:p text:style-name="P4">Colonna </text:p>
            <text:p text:style-name="P4">Libera</text:p>
          </draw:text-box>
        </draw:frame>
        <draw:frame draw:style-name="gr5" draw:text-style-name="P5" draw:layer="layout" svg:width="4.7cm" svg:height="1.673cm" svg:x="11.5cm" svg:y="33.9cm">
          <draw:text-box>
            <text:p text:style-name="P4">Colonna </text:p>
            <text:p text:style-name="P4">Con Adiacenti</text:p>
          </draw:text-box>
        </draw:frame>
        <draw:frame draw:style-name="gr5" draw:text-style-name="P5" draw:layer="layout" svg:width="4.7cm" svg:height="1.673cm" svg:x="4.4cm" svg:y="33.927cm">
          <draw:text-box>
            <text:p text:style-name="P4">Colonna </text:p>
            <text:p text:style-name="P4">Con Adiacenti</text:p>
          </draw:text-box>
        </draw:frame>
        <draw:frame draw:style-name="gr5" draw:text-style-name="P5" draw:layer="layout" svg:width="4.7cm" svg:height="1.673cm" svg:x="25.7cm" svg:y="34.027cm">
          <draw:text-box>
            <text:p text:style-name="P4">Colonna </text:p>
            <text:p text:style-name="P4">Con Adiacenti</text:p>
          </draw:text-box>
        </draw:frame>
        <draw:frame draw:style-name="gr5" draw:text-style-name="P5" draw:layer="layout" svg:width="4.7cm" svg:height="1.673cm" svg:x="32.9cm" svg:y="34.2cm">
          <draw:text-box>
            <text:p text:style-name="P4">Colonna </text:p>
            <text:p text:style-name="P4">Con Adiacenti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1:27:48.378697928</meta:creation-date>
    <dc:date>2021-05-29T12:34:10.654949528</dc:date>
    <meta:editing-duration>PT13M25S</meta:editing-duration>
    <meta:editing-cycles>4</meta:editing-cycles>
    <meta:generator>LibreOffice/6.4.7.2$Linux_X86_64 LibreOffice_project/40$Build-2</meta:generator>
    <meta:document-statistic meta:object-count="63"/>
  </office:meta>
</office:document-meta>
</file>